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fb395" officeooo:paragraph-rsid="000fb395"/>
    </style:style>
    <style:style style:name="P2" style:family="paragraph" style:parent-style-name="Standard">
      <style:paragraph-properties fo:text-align="center" style:justify-single-word="false"/>
      <style:text-properties officeooo:rsid="000fb395" officeooo:paragraph-rsid="000fb395"/>
    </style:style>
    <style:style style:name="P3" style:family="paragraph" style:parent-style-name="Standard">
      <style:paragraph-properties fo:text-align="start" style:justify-single-word="false"/>
      <style:text-properties officeooo:rsid="000fb395" officeooo:paragraph-rsid="000fb395"/>
    </style:style>
    <style:style style:name="P4" style:family="paragraph" style:parent-style-name="Standard">
      <style:paragraph-properties fo:text-align="start" style:justify-single-word="false"/>
      <style:text-properties style:text-underline-style="none" fo:font-weight="normal" officeooo:rsid="000fb395" officeooo:paragraph-rsid="000fb395" style:font-weight-asian="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7f516" style:font-weight-asian="normal" style:font-weight-complex="normal"/>
    </style:style>
    <style:style style:name="T4" style:family="text">
      <style:text-properties style:text-underline-style="none" fo:font-weight="normal" officeooo:rsid="001989a5" style:font-weight-asian="normal" style:font-weight-complex="normal"/>
    </style:style>
    <style:style style:name="T5" style:family="text">
      <style:text-properties officeooo:rsid="0017a728"/>
    </style:style>
    <style:style style:name="T6" style:family="text">
      <style:text-properties officeooo:rsid="0017f51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drew Fischer</text:p>
      <text:p text:style-name="P1">H595B584</text:p>
      <text:p text:style-name="P2">Individual Journal <text:span text:style-name="T5">02/06/22 - 02/12/22</text:span></text:p>
      <text:p text:style-name="P2"/>
      <text:p text:style-name="P3"><text:tab/><text:span text:style-name="T6">These last two weeks began with a slow start getting back into the swing of things and getting our schedule together. The main things I focused on were improving upon the user interface, creating the Github and Teams, and doing work on finding a CRUD API for us to use for the inputted information on the software</text:span></text:p>
      <text:p text:style-name="P3"/>
      <text:p text:style-name="P3"><text:tab/><text:span text:style-name="T1">What</text:span><text:span text:style-name="T2"> – </text:span><text:span text:style-name="T3">Find a CRUD API that is available for us to use for our own project and fits the needs of our application. </text:span><text:span text:style-name="T4">Also taking the base user interface I made and adding onto it to allow the rest of the groups work to be used in it</text:span></text:p>
      <text:p text:style-name="P4"><text:tab/></text:p>
      <text:p text:style-name="P3"><text:span text:style-name="T2"><text:tab/></text:span><text:span text:style-name="T1">Why</text:span><text:span text:style-name="T2"> – </text:span><text:span text:style-name="T3">We need something that is either freely availabe, or cheap enough for our group to use. Along with that it needs to be able to handle us inputting our flight data into it without restrictions like too small of entry caps. </text:span><text:span text:style-name="T4">The user interface is an issue because there isn’t enough pages on the user interface yet for everything we need it for.</text:span></text:p>
      <text:p text:style-name="P4"/>
      <text:p text:style-name="P3"><text:span text:style-name="T2"><text:tab/></text:span><text:span text:style-name="T1">How</text:span><text:span text:style-name="T2"> – </text:span><text:span text:style-name="T3">Using the internet to find options that fit our needs and then deciding on the one that works best for us. Like I said before, it need to be able to be used for our project and not be too expensive. </text:span><text:span text:style-name="T4">Finally, the user interface will be added onto using more programming time through Tkinte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2T19:02:50.102000000</meta:creation-date>
    <dc:date>2022-02-13T22:02:11.737000000</dc:date>
    <meta:editing-duration>PT43M34S</meta:editing-duration>
    <meta:editing-cycles>7</meta:editing-cycles>
    <meta:generator>LibreOffice/7.2.1.2$Windows_X86_64 LibreOffice_project/87b77fad49947c1441b67c559c339af8f3517e22</meta:generator>
    <meta:document-statistic meta:table-count="0" meta:image-count="0" meta:object-count="0" meta:page-count="1" meta:paragraph-count="8" meta:word-count="233" meta:character-count="1251" meta:non-whitespace-character-count="1017"/>
  </office:meta>
</office:document-meta>
</file>